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P2" style:parent-style-name="Standard" style:family="paragraph">
      <style:paragraph-properties fo:break-before="page"/>
    </style:style>
    <style:style style:name="P3" style:parent-style-name="Standard" style:family="paragraph">
      <style:paragraph-properties fo:break-before="page"/>
    </style:style>
    <style:style style:name="P4" style:parent-style-name="Standard" style:family="paragraph">
      <style:paragraph-properties fo:break-before="page"/>
    </style:style>
    <style:style style:name="P5" style:parent-style-name="Standard" style:family="paragraph">
      <style:paragraph-properties fo:break-before="page"/>
    </style:style>
    <style:style style:name="P6" style:parent-style-name="Standard" style:family="paragraph">
      <style:paragraph-properties fo:break-before="page"/>
    </style:style>
    <style:style style:name="P7" style:parent-style-name="Standard" style:family="paragraph">
      <style:paragraph-properties fo:break-before="page"/>
    </style:style>
    <style:style style:name="P8" style:parent-style-name="Standard" style:family="paragraph">
      <style:paragraph-properties fo:break-before="page"/>
    </style:style>
    <style:style style:family="graphic" style:name="a1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3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4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5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6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7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8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9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3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4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5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6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7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8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9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<draw:frame draw:z-index="251658240" draw:style-name="a0" draw:name="Image1" text:anchor-type="paragraph" svg:x="0in" svg:y="0in" svg:width="2.9374in" svg:height="1.3752in" style:rel-width="scale" style:rel-height="scale"><draw:image xlink:href="media/image1.png" xlink:type="simple" xlink:show="embed" xlink:actuate="onLoad"/><svg:title/><svg:desc/></draw:frame><draw:frame draw:z-index="251659264" draw:style-name="a1" draw:name="Image2" text:anchor-type="paragraph" svg:x="0.90433in" svg:y="1.63189in" svg:width="5in" svg:height="0.38543in" style:rel-width="scale" style:rel-height="scale"><draw:image xlink:href="media/image2.png" xlink:type="simple" xlink:show="embed" xlink:actuate="onLoad"/><svg:title/><svg:desc/></draw:frame><draw:frame draw:z-index="2" draw:style-name="a2" draw:name="Image3" text:anchor-type="paragraph" svg:x="0.0811in" svg:y="2.51102in" svg:width="6.69291in" svg:height="3.46457in" style:rel-width="scale" style:rel-height="scale"><draw:image xlink:href="media/image3.png" xlink:type="simple" xlink:show="embed" xlink:actuate="onLoad"/><svg:title/><svg:desc/></draw:frame><draw:frame draw:z-index="3" draw:style-name="a3" draw:name="Image4" text:anchor-type="paragraph" svg:x="0.17362in" svg:y="6.27283in" svg:width="4.44646in" svg:height="1.95472in" style:rel-width="scale" style:rel-height="scale"><draw:image xlink:href="media/image4.png" xlink:type="simple" xlink:show="embed" xlink:actuate="onLoad"/><svg:title/><svg:desc/></draw:frame></text:p>
      <text:p text:style-name="P2"><draw:frame draw:z-index="8" draw:style-name="a4" draw:name="Image9" text:anchor-type="paragraph" svg:x="-0.2437in" svg:y="-0.6437in" svg:width="6.45827in" svg:height="8.13543in" style:rel-width="scale" style:rel-height="scale"><draw:image xlink:href="media/image5.png" xlink:type="simple" xlink:show="embed" xlink:actuate="onLoad"/><svg:title/><svg:desc/></draw:frame><draw:frame draw:z-index="9" draw:style-name="a5" draw:name="Image10" text:anchor-type="paragraph" svg:x="0.56181in" svg:y="7.92717in" svg:width="5.47559in" svg:height="0.92716in" style:rel-width="scale" style:rel-height="scale"><draw:image xlink:href="media/image6.png" xlink:type="simple" xlink:show="embed" xlink:actuate="onLoad"/><svg:title/><svg:desc/></draw:frame></text:p>
      <text:p text:style-name="P3"><draw:frame draw:z-index="10" draw:style-name="a6" draw:name="Image11" text:anchor-type="paragraph" svg:x="0in" svg:y="0in" svg:width="5.86457in" svg:height="5.1563in" style:rel-width="scale" style:rel-height="scale"><draw:image xlink:href="media/image7.png" xlink:type="simple" xlink:show="embed" xlink:actuate="onLoad"/><svg:title/><svg:desc/></draw:frame><draw:frame draw:z-index="11" draw:style-name="a7" draw:name="Image12" text:anchor-type="paragraph" svg:x="1.08465in" svg:y="5.34724in" svg:width="4.29173in" svg:height="1.54173in" style:rel-width="scale" style:rel-height="scale"><draw:image xlink:href="media/image8.png" xlink:type="simple" xlink:show="embed" xlink:actuate="onLoad"/><svg:title/><svg:desc/></draw:frame></text:p>
      <text:p text:style-name="P4"><draw:frame draw:z-index="12" draw:style-name="a8" draw:name="Image13" text:anchor-type="paragraph" svg:x="0in" svg:y="0in" svg:width="5.80197in" svg:height="8.26024in" style:rel-width="scale" style:rel-height="scale"><draw:image xlink:href="media/image9.png" xlink:type="simple" xlink:show="embed" xlink:actuate="onLoad"/><svg:title/><svg:desc/></draw:frame></text:p>
      <text:p text:style-name="P5"><draw:frame draw:z-index="13" draw:style-name="a9" draw:name="Image14" text:anchor-type="paragraph" svg:x="0.9063in" svg:y="-0.57008in" svg:width="4.83346in" svg:height="3.64567in" style:rel-width="scale" style:rel-height="scale"><draw:image xlink:href="media/image10.png" xlink:type="simple" xlink:show="embed" xlink:actuate="onLoad"/><svg:title/><svg:desc/></draw:frame><draw:frame draw:z-index="14" draw:style-name="a10" draw:name="Image15" text:anchor-type="paragraph" svg:x="1.46102in" svg:y="3.24016in" svg:width="4.07283in" svg:height="6.7189in" style:rel-width="scale" style:rel-height="scale"><draw:image xlink:href="media/image11.png" xlink:type="simple" xlink:show="embed" xlink:actuate="onLoad"/><svg:title/><svg:desc/></draw:frame></text:p>
      <text:p text:style-name="P6"><draw:frame draw:z-index="15" draw:style-name="a11" draw:name="Image16" text:anchor-type="paragraph" svg:x="0in" svg:y="0in" svg:width="5.08346in" svg:height="0.94803in" style:rel-width="scale" style:rel-height="scale"><draw:image xlink:href="media/image12.png" xlink:type="simple" xlink:show="embed" xlink:actuate="onLoad"/><svg:title/><svg:desc/></draw:frame><draw:frame draw:z-index="16" draw:style-name="a12" draw:name="Image17" text:anchor-type="paragraph" svg:x="0.57638in" svg:y="1.43622in" svg:width="5.33346in" svg:height="2.94803in" style:rel-width="scale" style:rel-height="scale"><draw:image xlink:href="media/image13.png" xlink:type="simple" xlink:show="embed" xlink:actuate="onLoad"/><svg:title/><svg:desc/></draw:frame><draw:frame draw:z-index="17" draw:style-name="a13" draw:name="Image18" text:anchor-type="paragraph" svg:x="1.19527in" svg:y="4.69921in" svg:width="4.48976in" svg:height="0.61457in" style:rel-width="scale" style:rel-height="scale"><draw:image xlink:href="media/image14.png" xlink:type="simple" xlink:show="embed" xlink:actuate="onLoad"/><svg:title/><svg:desc/></draw:frame><draw:frame draw:z-index="18" draw:style-name="a14" draw:name="Image19" text:anchor-type="paragraph" svg:x="-0.70709in" svg:y="5.54567in" svg:width="8.12008in" svg:height="4.58386in" style:rel-width="scale" style:rel-height="scale"><draw:image xlink:href="media/image15.png" xlink:type="simple" xlink:show="embed" xlink:actuate="onLoad"/><svg:title/><svg:desc/></draw:frame></text:p>
      <text:p text:style-name="P7"><draw:frame draw:z-index="19" draw:style-name="a15" draw:name="Image20" text:anchor-type="paragraph" svg:x="0in" svg:y="0in" svg:width="4.76024in" svg:height="2.45827in" style:rel-width="scale" style:rel-height="scale"><draw:image xlink:href="media/image16.png" xlink:type="simple" xlink:show="embed" xlink:actuate="onLoad"/><svg:title/><svg:desc/></draw:frame></text:p>
      <text:p text:style-name="P8"><draw:frame draw:z-index="4" draw:style-name="a16" draw:name="Image5" text:anchor-type="paragraph" svg:x="-0.7874in" svg:y="-0.57165in" svg:width="8.26732in" svg:height="2.35472in" style:rel-width="scale" style:rel-height="scale"><draw:image xlink:href="media/image17.png" xlink:type="simple" xlink:show="embed" xlink:actuate="onLoad"/><svg:title/><svg:desc/></draw:frame><draw:frame draw:z-index="5" draw:style-name="a17" draw:name="Image6" text:anchor-type="paragraph" svg:x="-0.54252in" svg:y="2.19921in" svg:width="7.30433in" svg:height="0.5189in" style:rel-width="scale" style:rel-height="scale"><draw:image xlink:href="media/image18.png" xlink:type="simple" xlink:show="embed" xlink:actuate="onLoad"/><svg:title/><svg:desc/></draw:frame><draw:frame draw:z-index="6" draw:style-name="a18" draw:name="Image7" text:anchor-type="paragraph" svg:x="1.45079in" svg:y="3.03189in" svg:width="4.26181in" svg:height="2.25984in" style:rel-width="scale" style:rel-height="scale"><draw:image xlink:href="media/image19.png" xlink:type="simple" xlink:show="embed" xlink:actuate="onLoad"/><svg:title/><svg:desc/></draw:frame><draw:frame draw:z-index="7" draw:style-name="a19" draw:name="Image8" text:anchor-type="paragraph" svg:x="0.47165in" svg:y="5.61378in" svg:width="5.74449in" svg:height="0.74252in" style:rel-width="scale" style:rel-height="scale"><draw:image xlink:href="media/image20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Gokul govindaraj</dc:creator>
    <meta:creation-date>2022-04-12T06:33:00Z</meta:creation-date>
    <dc:date>2022-04-12T01:31:00Z</dc:date>
    <meta:template xlink:href="Normal" xlink:type="simple"/>
    <meta:editing-cycles>3</meta:editing-cycles>
    <meta:editing-duration>PT360S</meta:editing-duration>
    <meta:document-statistic meta:page-count="1" meta:paragraph-count="1" meta:word-count="4" meta:character-count="27" meta:row-count="1" meta:non-whitespace-character-count="24"/>
  </office:meta>
</office:document-meta>
</file>